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3.86291666666667cm"/>
    </style:style>
    <style:style style:name="co2" style:family="table-column">
      <style:table-column-properties fo:break-before="auto" style:column-width="8.59895833333333cm"/>
    </style:style>
    <style:style style:name="co3" style:family="table-column">
      <style:table-column-properties fo:break-before="auto" style:column-width="3.730625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71.25pt" style:use-optimal-row-height="false" fo:break-before="auto"/>
    </style:style>
    <style:style style:name="ro2" style:family="table-row">
      <style:table-row-properties style:row-height="52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column table:style-name="co4" table:number-columns-repeated="15360" table:default-cell-style-name="ce1"/>
        <table:table-row table:style-name="ro1">
          <table:table-cell office:value-type="string" table:style-name="ce2">
            <text:p>GROUP MEMBER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ESTIMATED TIME</text:p>
          </table:table-cell>
          <table:table-cell office:value-type="string" table:style-name="ce2">
            <text:p>ACTUAL TIME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Guillem</text:p>
          </table:table-cell>
          <table:table-cell office:value-type="string" table:style-name="ce2">
            <text:p>Version 0.1: scrollable empty</text:p>
            <text:p>Background.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office:value-type="string" table:style-name="ce2">
            <text:p>Santiago</text:p>
          </table:table-cell>
          <table:table-cell office:value-type="string" table:style-name="ce2">
            <text:p>Module Audio: Music and sound effects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office:value-type="string" table:style-name="ce2">
            <text:p>Guillem</text:p>
          </table:table-cell>
          <table:table-cell office:value-type="string" table:style-name="ce3">
            <text:p>Version 0.2: Screen switching (Welcome screen, character selection,<text:s/>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office:value-type="string" table:style-name="ce2">
            <text:p>Santiago</text:p>
          </table:table-cell>
          <table:table-cell office:value-type="string" table:style-name="ce2">
            <text:p>correct soundtrack for each scene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2">
            <text:p>Version 0.3: Move player without collisions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2">
            <text:p>Animate player when moving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2">
            <text:p>Shoot a particle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office:value-type="string" table:style-name="ce2">
            <text:p>GROUP MEMBER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ESTIMATED TIME</text:p>
          </table:table-cell>
          <table:table-cell office:value-type="string" table:style-name="ce2">
            <text:p>ACTUAL TIME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Santiago</text:p>
          </table:table-cell>
          <table:table-cell office:value-type="string" table:style-name="ce2">
            <text:p>FX of the paticle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2">
            <text:p>Version 0.4: Camera limits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2">
            <text:p>colliders for player and particles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2">
            <text:p>Player has to collide with something</text:p>
          </table:table-cell>
          <table:table-cell table:number-columns-repeated="1022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2">
            <text:p>God Mode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Oscar Tarrés Amselem</dc:creator>
    <meta:creation-date>2017-10-20T23:41:04Z</meta:creation-date>
    <dc:date>2019-04-26T10:24:37Z</dc:date>
    <meta:editing-cycles>2</meta:editing-cycles>
    <meta:editing-duration>PT550S</meta:editing-duration>
  </office:meta>
</office:document-meta>
</file>